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ucida Sans Unicod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4pt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fo:language="en" fo:country="US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1" fo:font-size="18pt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style:font-name="Arial1" fo:font-size="14pt" fo:language="en" fo:country="US" fo:font-weight="bold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4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text-properties style:font-name="Arial1" fo:font-size="14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Text_20_body">
      <style:text-properties style:font-name="Arial1" fo:font-size="14pt" fo:font-weight="bold" style:font-weight-asian="bold" style:font-weight-complex="bold"/>
    </style:style>
    <style:style style:name="P10" style:family="paragraph" style:parent-style-name="Text_20_body">
      <style:text-properties style:font-name="Arial1" fo:language="en" fo:country="US" fo:font-weight="bold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Arial1" fo:language="en" fo:country="US" fo:font-weight="bold" style:font-weight-asian="bold" style:font-weight-complex="bold"/>
    </style:style>
    <style:style style:name="P12" style:family="paragraph" style:parent-style-name="Horizontal_20_Line">
      <style:text-properties style:font-name="Arial1" fo:language="en" fo:country="US"/>
    </style:style>
    <style:style style:name="P13" style:family="paragraph" style:parent-style-name="Horizontal_20_Line">
      <style:text-properties style:font-name="Arial1" fo:language="en" fo:country="US" fo:font-weight="bold" style:font-weight-asian="bold" style:font-weight-complex="bold"/>
    </style:style>
    <style:style style:name="P14" style:family="paragraph" style:parent-style-name="Horizontal_20_Line">
      <style:text-properties style:font-name="Arial1" fo:font-size="12pt" fo:language="en" fo:country="US" fo:font-weight="normal" style:font-size-asian="12pt" style:font-weight-asian="normal" style:font-size-complex="12pt" style:font-weight-complex="normal"/>
    </style:style>
    <style:style style:name="P15" style:family="paragraph" style:parent-style-name="Horizontal_20_Line">
      <style:text-properties style:font-name="Arial1" fo:font-size="14pt" fo:language="en" fo:country="US"/>
    </style:style>
    <style:style style:name="P16" style:family="paragraph" style:parent-style-name="Horizontal_20_Line">
      <style:text-properties style:font-name="Arial1" fo:font-size="14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Arial1" fo:font-size="10pt" fo:language="en" fo:country="US" style:font-size-asian="10pt" style:font-size-complex="10pt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Arial1" fo:font-size="10pt" fo:language="en" fo:country="US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8pt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P21" style:family="paragraph" style:parent-style-name="Text_20_body" style:list-style-name="L3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2" style:family="paragraph" style:parent-style-name="Text_20_body" style:list-style-name="L5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3" style:family="paragraph" style:parent-style-name="Text_20_body" style:list-style-name="L6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4" style:family="paragraph" style:parent-style-name="Text_20_body" style:list-style-name="L7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5" style:family="paragraph" style:parent-style-name="Text_20_body" style:list-style-name="L9">
      <style:paragraph-properties fo:text-align="start" style:justify-single-word="false"/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6" style:family="paragraph" style:parent-style-name="Text_20_body" style:list-style-name="L10">
      <style:paragraph-properties fo:text-align="start" style:justify-single-word="false"/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7" style:family="paragraph" style:parent-style-name="Text_20_body" style:list-style-name="L4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P28" style:family="paragraph" style:parent-style-name="Text_20_body" style:list-style-name="L5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P29" style:family="paragraph" style:parent-style-name="Text_20_body" style:list-style-name="L9">
      <style:paragraph-properties fo:text-align="start" style:justify-single-word="false"/>
      <style:text-properties style:font-name="Arial1" fo:font-size="10pt" fo:language="en" fo:country="US" style:font-size-asian="10pt" style:font-size-complex="10pt"/>
    </style:style>
    <style:style style:name="P30" style:family="paragraph" style:parent-style-name="Text_20_body" style:list-style-name="L4"/>
    <style:style style:name="P31" style:family="paragraph" style:parent-style-name="Text_20_body" style:list-style-name="L8"/>
    <style:style style:name="P32" style:family="paragraph" style:parent-style-name="Text_20_body" style:list-style-name="L9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super 58%" fo:font-weight="normal" style:font-weight-asian="normal" style:font-weight-complex="normal"/>
    </style:style>
    <style:style style:name="T5" style:family="text">
      <style:text-properties style:text-position="super 58%"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4pt"/>
    </style:style>
    <style:style style:name="T9" style:family="text">
      <style:text-properties style:font-name="Arial1" fo:font-size="10pt" fo:language="en" fo:country="US" fo:font-style="normal" style:font-size-asian="10pt" style:font-style-asian="normal" style:font-size-complex="10pt" style:font-style-complex="normal"/>
    </style:style>
    <style:style style:name="T10" style:family="text">
      <style:text-properties style:font-name="Arial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1" fo:font-size="10pt" fo:language="en" fo:country="US" fo:font-style="normal" fo:font-weight="normal" officeooo:rsid="0007cd95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1" fo:font-size="10pt" fo:language="en" fo:country="US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T14" style:family="text">
      <style:text-properties style:font-name="Arial1" fo:language="en" fo:country="US"/>
    </style:style>
    <style:style style:name="T15" style:family="text">
      <style:text-properties style:font-name="Arial1" fo:language="en" fo:country="US" fo:font-weight="bold" style:font-weight-asian="bold" style:font-weight-complex="bold"/>
    </style:style>
    <style:style style:name="T16" style:family="text">
      <style:text-properties fo:text-shadow="none" fo:font-weight="bold" style:font-weight-asian="bold" style:font-weight-complex="bold"/>
    </style:style>
    <style:style style:name="T17" style:family="text">
      <style:text-properties fo:font-size="10pt" fo:font-style="normal" style:font-size-asian="10pt" style:font-style-asian="normal" style:font-size-complex="10pt" style:font-style-complex="normal"/>
    </style:style>
    <style:style style:name="T18" style:family="text">
      <style:text-properties fo:language="en" fo:country="US" fo:font-style="normal" style:font-size-asian="14pt" style:font-style-asian="normal" style:font-size-complex="14pt" style:font-style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AKSHAT GOYAL</text:p>
      <text:p text:style-name="P4">Room no. 202, A55/12 Street Number 55, Sector 28</text:p>
      <text:p text:style-name="P4">Gurgaon, Haryana, 122002</text:p>
      <text:p text:style-name="P1"><text:span text:style-name="T14"><text:s text:c="11"/></text:span><text:span text:style-name="T15">Email </text:span><text:span text:style-name="T14">: <text:s/></text:span><text:a xlink:type="simple" xlink:href="mailto:akshat@cse.ism.ac.in" text:style-name="Internet_20_link" text:visited-style-name="Visited_20_Internet_20_Link"><text:span text:style-name="T14">akshat@cse.ism.ac.in</text:span></text:a><text:span text:style-name="T14"><text:tab/><text:tab/> <text:s text:c="2"/><text:tab/> <text:s/><text:tab/><text:tab/><text:tab/> <text:s/>C</text:span><text:span text:style-name="T15">ontact :</text:span><text:span text:style-name="T14"> +919660027628</text:span></text:p>
      <text:p text:style-name="P12"/>
      <text:p text:style-name="P2">Education</text:p>
      <text:list xml:id="list240156756" text:style-name="L1">
        <text:list-item>
          <text:p text:style-name="P17">Bachelor of Technology with Master of Technology in Computer Science and Engineering at <text:span text:style-name="T1"><text:s/>Indian Institute of Technology(ISM) , Dhanbad</text:span>.</text:p>
          <text:p text:style-name="P18"><text:span text:style-name="T2">2013 – 2018</text:span><text:tab/></text:p>
        </text:list-item>
      </text:list>
      <text:p text:style-name="P3"><text:tab/><text:span text:style-name="T1">OGPA : 8.79</text:span></text:p>
      <text:list xml:id="list1473906152" text:style-name="L2">
        <text:list-item>
          <text:p text:style-name="P19">Class 12[CBSE] <text:s/>at Bakshi's Springdales Sr. Sec. School Kota, Rajasthan</text:p>
          <text:p text:style-name="P19">2013, <text:span text:style-name="T1">Percentage – 84%</text:span></text:p>
        </text:list-item>
        <text:list-item>
          <text:p text:style-name="P19">Class 10[CBSE] at Bakshi's Springdales Sr. Sec. School Kota, Rajasthan</text:p>
          <text:p text:style-name="P19">2011, <text:span text:style-name="T1">CGPA – 9.4/10.0</text:span></text:p>
        </text:list-item>
      </text:list>
      <text:p text:style-name="P12"/>
      <text:p text:style-name="P8">Online Courses</text:p>
      <text:list xml:id="list157056548" text:style-name="L3">
        <text:list-item>
          <text:p text:style-name="P21">Deep Learning Specialization ,Coursera.</text:p>
        </text:list-item>
      </text:list>
      <text:p text:style-name="P12"/>
      <text:p text:style-name="P9"><text:span text:style-name="Emphasis"><text:span text:style-name="T18">Internship Experience</text:span></text:span></text:p>
      <text:list xml:id="list2660222960" text:style-name="L4">
        <text:list-item>
          <text:p text:style-name="P30"><text:span text:style-name="Emphasis"><text:span text:style-name="T10">Software Engineer Intern, Ericsson India Global Services Private Limited, Gurgaon, January 2018 – June 2018.</text:span></text:span></text:p>
          <text:list>
            <text:list-item>
              <text:p text:style-name="P30"><text:span text:style-name="Emphasis"><text:span text:style-name="T10">Made a </text:span></text:span><text:span text:style-name="Emphasis"><text:span text:style-name="T12">Soap Web Service Client </text:span></text:span><text:span text:style-name="Emphasis"><text:span text:style-name="T10">in compliance to CMIS in </text:span></text:span><text:span text:style-name="Emphasis"><text:span text:style-name="T12">Java</text:span></text:span><text:span text:style-name="Emphasis"><text:span text:style-name="T10">.</text:span></text:span></text:p>
            </text:list-item>
            <text:list-item>
              <text:p text:style-name="P30"><text:span text:style-name="Emphasis"><text:span text:style-name="T11">Worked</text:span></text:span><text:span text:style-name="Emphasis"><text:span text:style-name="T10"> on Integrating our team project with release content management tool.</text:span></text:span></text:p>
            </text:list-item>
          </text:list>
        </text:list-item>
        <text:list-item>
          <text:p text:style-name="P30"><text:span text:style-name="Emphasis"><text:span text:style-name="T10">Software engineer Intern, Samsung R&amp;D Institute India, Bangalore, May 2017 – July 2017.</text:span></text:span></text:p>
          <text:list>
            <text:list-item>
              <text:p text:style-name="P27"><text:bookmark-start text:name="__DdeLink__990_291173723"/><text:span text:style-name="Emphasis"><text:span text:style-name="T12">Image Clustering, </text:span></text:span><text:span text:style-name="Emphasis"><text:span text:style-name="T10">using </text:span></text:span><text:span text:style-name="Emphasis"><text:span text:style-name="T12">OpenFace,</text:span></text:span><text:bookmark-end text:name="__DdeLink__990_291173723"/><text:span text:style-name="Emphasis"><text:span text:style-name="T12"> </text:span></text:span><text:span text:style-name="Emphasis"><text:span text:style-name="T10">according to people's faces in the image in </text:span></text:span><text:span text:style-name="Emphasis"><text:span text:style-name="T12">C++</text:span></text:span><text:span text:style-name="Emphasis"><text:span text:style-name="T10">.</text:span></text:span></text:p>
            </text:list-item>
          </text:list>
        </text:list-item>
        <text:list-item>
          <text:p text:style-name="P30"><text:span text:style-name="Emphasis"><text:span text:style-name="T10">Software engineer Intern, <text:s/>Kalpkritii Inc, May 2016 – July 2016.</text:span></text:span></text:p>
          <text:list>
            <text:list-item>
              <text:p text:style-name="P30"><text:span text:style-name="Emphasis"><text:span text:style-name="T10">Worked on </text:span></text:span><text:span text:style-name="Emphasis"><text:span text:style-name="T12">User Interface</text:span></text:span><text:span text:style-name="Emphasis"><text:span text:style-name="T10"> of </text:span></text:span><text:span text:style-name="Emphasis"><text:span text:style-name="T12">Android app</text:span></text:span><text:span text:style-name="Emphasis"><text:span text:style-name="T10"> in </text:span></text:span><text:span text:style-name="Emphasis"><text:span text:style-name="T12">NDK</text:span></text:span><text:span text:style-name="Emphasis"><text:span text:style-name="T10">.</text:span></text:span></text:p>
            </text:list-item>
            <text:list-item>
              <text:p text:style-name="P30"><text:span text:style-name="Emphasis"><text:span text:style-name="T10">Conversion of </text:span></text:span><text:span text:style-name="Emphasis"><text:span text:style-name="T12">images to videos </text:span></text:span><text:span text:style-name="Emphasis"><text:span text:style-name="T10">in </text:span></text:span><text:span text:style-name="Emphasis"><text:span text:style-name="T12">C++</text:span></text:span><text:span text:style-name="Emphasis"><text:span text:style-name="T10">.</text:span></text:span></text:p>
            </text:list-item>
          </text:list>
        </text:list-item>
      </text:list>
      <text:p text:style-name="P13"/>
      <text:p text:style-name="P6">Projects</text:p>
      <text:list xml:id="list4258284343" text:style-name="L5">
        <text:list-item>
          <text:p text:style-name="P28">Recommendation System <text:span text:style-name="T6">with </text:span>Serendipity Booster <text:span text:style-name="T6">using </text:span>Node.js<text:span text:style-name="T6"> and </text:span>Python <text:span text:style-name="T6">and </text:span>MySQL<text:span text:style-name="T6">.</text:span></text:p>
        </text:list-item>
        <text:list-item>
          <text:p text:style-name="P28">News Clustering System<text:span text:style-name="T6"> which cluster similar news ,fetched from RSS feed using </text:span>Python <text:span text:style-name="T6">and </text:span>MongoDB<text:span text:style-name="T6">.</text:span></text:p>
        </text:list-item>
        <text:list-item>
          <text:p text:style-name="P28">Music Genre Classification <text:span text:style-name="T6">using</text:span> Reinforcement Learning.</text:p>
        </text:list-item>
        <text:list-item>
          <text:p text:style-name="P22">Made an <text:span text:style-name="T1">English language parser</text:span> using <text:span text:style-name="T1">Prolog</text:span> , which detects if a sentence is grammatically correct or not.</text:p>
        </text:list-item>
        <text:list-item>
          <text:p text:style-name="P22">Made a small working <text:span text:style-name="T1">Naive Bayes</text:span> for data classification using <text:span text:style-name="T1">C++</text:span>.</text:p>
        </text:list-item>
        <text:list-item>
          <text:p text:style-name="P22">Made a <text:span text:style-name="T1">URL Meta data fetching</text:span> program using <text:span text:style-name="T1">Node.js</text:span>.</text:p>
        </text:list-item>
        <text:list-item>
          <text:p text:style-name="P22">Made a 2 player <text:span text:style-name="T1">boxing game</text:span> using O<text:span text:style-name="T1">penGL</text:span> in <text:span text:style-name="T1">C</text:span>.</text:p>
        </text:list-item>
        <text:list-item>
          <text:p text:style-name="P22">Made a site : jkudhyog.com using <text:span text:style-name="T1">HTML</text:span><text:span text:style-name="T16">, CSS, JS</text:span>.</text:p>
        </text:list-item>
      </text:list>
      <text:p text:style-name="P14"/>
      <text:p text:style-name="P6"/>
      <text:p text:style-name="P6"><text:soft-page-break/>Academic Interests</text:p>
      <text:list xml:id="list3664860456" text:style-name="L6">
        <text:list-item>
          <text:p text:style-name="P23">Machine Learning</text:p>
        </text:list-item>
        <text:list-item>
          <text:p text:style-name="P23">Recommendation System</text:p>
        </text:list-item>
        <text:list-item>
          <text:p text:style-name="P23">Artificial intelligence</text:p>
        </text:list-item>
      </text:list>
      <text:p text:style-name="P12"/>
      <text:p text:style-name="P10"><text:span text:style-name="T8">Technical Skill</text:span><text:span text:style-name="T7">s</text:span></text:p>
      <text:list xml:id="list3674630761" text:style-name="L7">
        <text:list-item>
          <text:p text:style-name="P24"><text:s/>Languages and Scripts<text:tab/> <text:s text:c="7"/>: Python(basic) ,C(intermediate), C++(intermediate), Bash(Basic), MySQL(Basic). <text:s/></text:p>
        </text:list-item>
        <text:list-item>
          <text:p text:style-name="P24">Web Designing <text:tab/><text:tab/> <text:s text:c="7"/>: HTML(Basic) ,CSS(Basic) ,Javascipt(Basic), Php(Basic)</text:p>
        </text:list-item>
        <text:list-item>
          <text:p text:style-name="P24">Operating Systems<text:tab/> <text:s text:c="7"/>: Linux, Windows</text:p>
        </text:list-item>
      </text:list>
      <text:p text:style-name="P12"/>
      <text:p text:style-name="P10">Position of Responsibility</text:p>
      <text:list xml:id="list451627465" text:style-name="L8">
        <text:list-item>
          <text:p text:style-name="P31"><text:span text:style-name="Emphasis"><text:span text:style-name="T9">Lead Photographer, Buffered Reader, Magazine Department of CSE, IIT(ISM) Dhanbad, 2016.</text:span></text:span></text:p>
        </text:list-item>
        <text:list-item>
          <text:p text:style-name="P31"><text:span text:style-name="Emphasis"><text:span text:style-name="T9">Mess Representative , Diamond Hostel, IIT(ISM) Dhanbad, May 2017 – December 2018.</text:span></text:span></text:p>
        </text:list-item>
      </text:list>
      <text:p text:style-name="P13"><text:span text:style-name="Emphasis"><text:span text:style-name="T17"><text:tab/></text:span></text:span></text:p>
      <text:p text:style-name="P11">Extracurricular Activities </text:p>
      <text:list xml:id="list1245817758" text:style-name="L9">
        <text:list-item>
          <text:p text:style-name="P25">Member of Gurgaon Toastmasters Club.</text:p>
        </text:list-item>
        <text:list-item>
          <text:p text:style-name="P32"><text:span text:style-name="T13">Secured 1</text:span><text:span text:style-name="T5">st </text:span><text:span text:style-name="T13"><text:s/>position in 10k run, Lets Run Together 2018 – Ericsson Runners.</text:span></text:p>
        </text:list-item>
        <text:list-item>
          <text:p text:style-name="P32"><text:span text:style-name="T13">Won 2</text:span><text:span text:style-name="T5">nd</text:span><text:span text:style-name="T13"> prize in .dotMatrix (cyber awareness quiz), Cyberlabs - 2016</text:span></text:p>
        </text:list-item>
        <text:list-item>
          <text:p text:style-name="P32"><text:span text:style-name="T13">Won 1</text:span><text:span text:style-name="T5">st</text:span><text:span text:style-name="T13"> prize in Mind fuzzy(techno-Maths quiz), Concetto –2014, Techno-Management fest,</text:span><text:span text:style-name="Emphasis"><text:span text:style-name="T10">IIT(ISM)</text:span></text:span><text:span text:style-name="T13"> Dhanbad.</text:span></text:p>
        </text:list-item>
        <text:list-item>
          <text:p text:style-name="P29"><text:span text:style-name="T6">Won 3</text:span><text:span text:style-name="T4">rd</text:span><text:span text:style-name="T6"> prize in Snappers(photography competition), Srijan -2014, cultural fest,</text:span><text:span text:style-name="Emphasis"><text:span text:style-name="T3">IIT(ISM)</text:span></text:span><text:span text:style-name="T6"> Dhanbad.</text:span></text:p>
        </text:list-item>
        <text:list-item>
          <text:p text:style-name="P25">Volunteered at Kartavya at ISM Dhanbad for 5 months. Taught G.K to underprivileged class 2 kids.</text:p>
        </text:list-item>
      </text:list>
      <text:p text:style-name="P16"/>
      <text:p text:style-name="P7">Hobbies</text:p>
      <text:list xml:id="list4245005130" text:style-name="L10">
        <text:list-item>
          <text:p text:style-name="P26">Running</text:p>
        </text:list-item>
        <text:list-item>
          <text:p text:style-name="P26">Photography</text:p>
        </text:list-item>
        <text:list-item>
          <text:p text:style-name="P26">Reading novels</text:p>
        </text:list-item>
        <text:list-item>
          <text:p text:style-name="P26">Reading technological and scientific blogs</text:p>
        </text:list-item>
      </text:list>
      <text:p text:style-name="P1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96cm" fo:margin-bottom="1.773cm" fo:margin-left="1.296cm" fo:margin-right="1.1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09:24:12.56</meta:creation-date>
    <meta:editing-duration>PT4M54S</meta:editing-duration>
    <meta:editing-cycles>3</meta:editing-cycles>
    <meta:generator>LibreOffice/6.0.4.2$Linux_X86_64 LibreOffice_project/00m0$Build-2</meta:generator>
    <dc:date>2018-07-02T18:59:47.984775775</dc:date>
    <meta:document-statistic meta:table-count="0" meta:image-count="0" meta:object-count="0" meta:page-count="2" meta:paragraph-count="56" meta:word-count="432" meta:character-count="2860" meta:non-whitespace-character-count="2455"/>
  </office:meta>
</office:document-meta>
</file>